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60pt" officeooo:rsid="001fb6e5" officeooo:paragraph-rsid="001fb6e5" style:font-size-asian="60pt" style:font-size-complex="60pt"/>
    </style:style>
    <style:style style:name="P2" style:family="paragraph" style:parent-style-name="Standard">
      <style:text-properties officeooo:rsid="001daff4" officeooo:paragraph-rsid="001fb6e5"/>
    </style:style>
    <style:style style:name="P3" style:family="paragraph" style:parent-style-name="Standard">
      <style:text-properties fo:font-weight="normal" officeooo:rsid="001fb6e5" officeooo:paragraph-rsid="001fb6e5" style:font-weight-asian="normal" style:font-weight-complex="normal"/>
    </style:style>
    <style:style style:name="P4" style:family="paragraph" style:parent-style-name="Standard">
      <style:text-properties fo:font-weight="normal" officeooo:rsid="0019eb6d" officeooo:paragraph-rsid="001fb6e5" style:font-weight-asian="normal" style:font-weight-complex="normal"/>
    </style:style>
    <style:style style:name="T1" style:family="text">
      <style:text-properties fo:font-size="24pt" fo:font-weight="bold" officeooo:rsid="001fb6e5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1ff64f" style:font-size-asian="24pt" style:font-size-complex="24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bler til kølekompressorer</text:p>
      <text:p text:style-name="P2"><text:span text:style-name="T1"/></text:p>
      <text:p text:style-name="P3"><text:span text:style-name="T2">Der sidder 3 stk blå 1-fasede 16A CEE stikkontakter ved de tre kølekompressorer. </text:span></text:p>
      <text:p text:style-name="P3"><text:span text:style-name="T2"/></text:p>
      <text:p text:style-name="P3"><text:span text:style-name="T2">De forsynes i øjeblikket fra én 3-faset gruppe i Varmerum 1. </text:span></text:p>
      <text:p text:style-name="P3"><text:span text:style-name="T2"/></text:p>
      <text:p text:style-name="P3"><text:span text:style-name="T2">Det skal laves om, så de bliver forsynet fra hver sin gruppe (kombisikring med måler) i den nyetablerede tavle ved kølefryserum. </text:span></text:p>
      <text:p text:style-name="P3"><text:span text:style-name="T2"/></text:p>
      <text:p text:style-name="P3"><text:span text:style-name="T2">Så der skal trækkes 3 styks 3g2,5mm2 i parallel. De monteres direkte i de tre stikkontakter</text:span><text:span text:style-name="T3">. Og direkte i de tre grupper i tavlen.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2:51:23.562412639</meta:creation-date>
    <dc:date>2023-01-16T16:36:13.170884734</dc:date>
    <meta:editing-duration>PT2H26M3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5" meta:word-count="72" meta:character-count="429" meta:non-whitespace-character-count="358"/>
  </office:meta>
</office:document-meta>
</file>